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none" officeooo:rsid="001430d3" officeooo:paragraph-rsid="001430d3"/>
    </style:style>
    <style:style style:name="P2" style:family="paragraph" style:parent-style-name="Standard">
      <style:text-properties style:text-underline-style="none" officeooo:rsid="0014f722" officeooo:paragraph-rsid="0014f722"/>
    </style:style>
    <style:style style:name="P3" style:family="paragraph" style:parent-style-name="Standard">
      <style:text-properties style:text-underline-style="none" officeooo:rsid="00171980" officeooo:paragraph-rsid="00171980"/>
    </style:style>
    <style:style style:name="P4" style:family="paragraph" style:parent-style-name="Standard">
      <style:text-properties style:text-underline-style="none" officeooo:rsid="00195a44" officeooo:paragraph-rsid="00195a44"/>
    </style:style>
    <style:style style:name="P5" style:family="paragraph" style:parent-style-name="Standard">
      <style:text-properties style:text-underline-style="none" officeooo:rsid="001acbbb" officeooo:paragraph-rsid="001b4106"/>
    </style:style>
    <style:style style:name="P6" style:family="paragraph" style:parent-style-name="Standard">
      <style:text-properties style:text-underline-style="none" officeooo:rsid="001be86d" officeooo:paragraph-rsid="001be86d"/>
    </style:style>
    <style:style style:name="P7" style:family="paragraph" style:parent-style-name="Standard">
      <style:text-properties style:text-underline-style="none" officeooo:rsid="001c23d8" officeooo:paragraph-rsid="001e17ab"/>
    </style:style>
    <style:style style:name="P8" style:family="paragraph" style:parent-style-name="Standard">
      <style:text-properties style:text-underline-style="none" officeooo:rsid="001f0cc0" officeooo:paragraph-rsid="001f0cc0"/>
    </style:style>
    <style:style style:name="P9" style:family="paragraph" style:parent-style-name="Standard">
      <style:text-properties style:text-underline-style="none" officeooo:rsid="00218ac4" officeooo:paragraph-rsid="00218ac4"/>
    </style:style>
    <style:style style:name="P10" style:family="paragraph" style:parent-style-name="Standard">
      <style:text-properties style:text-underline-style="none" officeooo:rsid="002365c6" officeooo:paragraph-rsid="002e5213"/>
    </style:style>
    <style:style style:name="P11" style:family="paragraph" style:parent-style-name="Standard">
      <style:text-properties style:text-underline-style="none" fo:font-weight="bold" officeooo:rsid="002365c6" officeooo:paragraph-rsid="002e5213" style:font-weight-asian="bold" style:font-weight-complex="bold"/>
    </style:style>
    <style:style style:name="P12" style:family="paragraph" style:parent-style-name="Standard">
      <style:text-properties style:text-underline-style="none" fo:font-weight="bold" officeooo:rsid="0024e3ab" officeooo:paragraph-rsid="002e5213" style:font-weight-asian="bold" style:font-weight-complex="bold"/>
    </style:style>
    <style:style style:name="P13" style:family="paragraph" style:parent-style-name="Standard">
      <style:text-properties style:text-underline-style="none" fo:font-weight="bold" officeooo:rsid="00280c79" officeooo:paragraph-rsid="002e5213" style:font-weight-asian="bold" style:font-weight-complex="bold"/>
    </style:style>
    <style:style style:name="P14" style:family="paragraph" style:parent-style-name="Standard">
      <style:text-properties style:text-underline-style="none" officeooo:rsid="00238c15" officeooo:paragraph-rsid="002e5213"/>
    </style:style>
    <style:style style:name="P15" style:family="paragraph" style:parent-style-name="Standard">
      <style:text-properties style:text-underline-style="none" officeooo:rsid="0024e3ab" officeooo:paragraph-rsid="002e5213"/>
    </style:style>
    <style:style style:name="P16" style:family="paragraph" style:parent-style-name="Standard">
      <style:text-properties style:text-underline-style="none" officeooo:rsid="00280c79" officeooo:paragraph-rsid="002e5213"/>
    </style:style>
    <style:style style:name="P17" style:family="paragraph" style:parent-style-name="Standard">
      <style:text-properties style:text-underline-style="none" officeooo:rsid="0029a4d0" officeooo:paragraph-rsid="002365c6"/>
    </style:style>
    <style:style style:name="P18" style:family="paragraph" style:parent-style-name="Standard">
      <style:text-properties style:text-underline-style="none" fo:font-weight="normal" officeooo:rsid="0030761b" officeooo:paragraph-rsid="0030761b" style:font-weight-asian="normal" style:font-weight-complex="normal"/>
    </style:style>
    <style:style style:name="P19" style:family="paragraph" style:parent-style-name="Standard">
      <style:text-properties fo:font-size="14pt" style:text-underline-style="solid" style:text-underline-width="auto" style:text-underline-color="font-color" fo:font-weight="bold" officeooo:rsid="001430d3" officeooo:paragraph-rsid="001430d3" style:font-size-asian="12.25pt" style:font-weight-asian="bold" style:font-size-complex="14pt" style:font-weight-complex="bold"/>
    </style:style>
    <style:style style:name="P20" style:family="paragraph" style:parent-style-name="Standard">
      <style:text-properties fo:font-size="14pt" style:text-underline-style="solid" style:text-underline-width="auto" style:text-underline-color="font-color" fo:font-weight="bold" officeooo:rsid="002fadf1" officeooo:paragraph-rsid="002fadf1" style:font-size-asian="14pt" style:font-weight-asian="bold" style:font-size-complex="14pt" style:font-weight-complex="bold"/>
    </style:style>
    <style:style style:name="P21" style:family="paragraph" style:parent-style-name="Standard">
      <style:text-properties fo:font-size="14pt" style:text-underline-style="none" fo:font-weight="bold" officeooo:rsid="0029a4d0" officeooo:paragraph-rsid="002e5213" style:font-size-asian="12.25pt" style:font-weight-asian="bold" style:font-size-complex="14pt" style:font-weight-complex="bold"/>
    </style:style>
    <style:style style:name="P22" style:family="paragraph" style:parent-style-name="Standard">
      <style:text-properties fo:font-size="12pt" style:text-underline-style="none" fo:font-weight="normal" officeooo:rsid="001430d3" officeooo:paragraph-rsid="001430d3"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29a4d0" officeooo:paragraph-rsid="002e5213" style:font-size-asian="12pt" style:font-weight-asian="normal" style:font-size-complex="12pt" style:font-weight-complex="normal"/>
    </style:style>
    <style:style style:name="P24" style:family="paragraph" style:parent-style-name="Standard">
      <style:text-properties fo:font-size="12pt" style:text-underline-style="none" fo:font-weight="bold" officeooo:rsid="002e5213" officeooo:paragraph-rsid="002e5213" style:font-size-asian="12pt" style:font-weight-asian="bold" style:font-size-complex="12pt" style:font-weight-complex="bold"/>
    </style:style>
    <style:style style:name="P25" style:family="paragraph" style:parent-style-name="Standard">
      <style:text-properties officeooo:rsid="001430d3" officeooo:paragraph-rsid="00158cb7"/>
    </style:style>
    <style:style style:name="P26" style:family="paragraph" style:parent-style-name="Standard">
      <style:text-properties style:text-underline-style="none" fo:font-weight="normal" officeooo:rsid="003109d9" officeooo:paragraph-rsid="003109d9" style:font-weight-asian="normal" style:font-weight-complex="normal"/>
    </style:style>
    <style:style style:name="P27" style:family="paragraph" style:parent-style-name="Standard">
      <style:text-properties style:text-underline-style="none" fo:font-weight="normal" officeooo:rsid="003289e5" officeooo:paragraph-rsid="003289e5" style:font-weight-asian="normal" style:font-weight-complex="normal"/>
    </style:style>
    <style:style style:name="P28" style:family="paragraph" style:parent-style-name="Standard">
      <style:text-properties style:text-underline-style="none" officeooo:rsid="00330191" officeooo:paragraph-rsid="0039067c"/>
    </style:style>
    <style:style style:name="P29" style:family="paragraph" style:parent-style-name="Standard">
      <style:text-properties style:text-underline-style="none" officeooo:rsid="003afbf7" officeooo:paragraph-rsid="003cf38b"/>
    </style:style>
    <style:style style:name="P30" style:family="paragraph" style:parent-style-name="Standard">
      <style:text-properties style:text-underline-style="none" officeooo:rsid="003e48b8" officeooo:paragraph-rsid="003e48b8"/>
    </style:style>
    <style:style style:name="P31" style:family="paragraph" style:parent-style-name="Standard">
      <style:text-properties style:text-underline-style="none" officeooo:rsid="003e8c55" officeooo:paragraph-rsid="003e8c55"/>
    </style:style>
    <style:style style:name="T1" style:family="text">
      <style:text-properties officeooo:rsid="00158cb7"/>
    </style:style>
    <style:style style:name="T2" style:family="text">
      <style:text-properties fo:font-weight="bold" style:font-weight-asian="bold" style:font-weight-complex="bold"/>
    </style:style>
    <style:style style:name="T3" style:family="text">
      <style:text-properties fo:font-weight="bold" officeooo:rsid="001e17ab" style:font-weight-asian="bold" style:font-weight-complex="bold"/>
    </style:style>
    <style:style style:name="T4" style:family="text">
      <style:text-properties officeooo:rsid="001b4106"/>
    </style:style>
    <style:style style:name="T5" style:family="text">
      <style:text-properties officeooo:rsid="001e17ab"/>
    </style:style>
    <style:style style:name="T6" style:family="text">
      <style:text-properties officeooo:rsid="00205994"/>
    </style:style>
    <style:style style:name="T7" style:family="text">
      <style:text-properties officeooo:rsid="00237b48"/>
    </style:style>
    <style:style style:name="T8" style:family="text">
      <style:text-properties officeooo:rsid="0026cfe6"/>
    </style:style>
    <style:style style:name="T9" style:family="text">
      <style:text-properties officeooo:rsid="002b89a2"/>
    </style:style>
    <style:style style:name="T10" style:family="text">
      <style:text-properties officeooo:rsid="002e5213"/>
    </style:style>
    <style:style style:name="T11" style:family="text">
      <style:text-properties officeooo:rsid="0030a8c0"/>
    </style:style>
    <style:style style:name="T12" style:family="text">
      <style:text-properties officeooo:rsid="0032a9cb"/>
    </style:style>
    <style:style style:name="T13" style:family="text">
      <style:text-properties officeooo:rsid="0035b78c"/>
    </style:style>
    <style:style style:name="T14" style:family="text">
      <style:text-properties officeooo:rsid="00379f05"/>
    </style:style>
    <style:style style:name="T15" style:family="text">
      <style:text-properties officeooo:rsid="0039067c"/>
    </style:style>
    <style:style style:name="T16" style:family="text">
      <style:text-properties fo:font-weight="normal" style:font-weight-asian="normal" style:font-weight-complex="normal"/>
    </style:style>
    <style:style style:name="T17" style:family="text">
      <style:text-properties fo:font-weight="normal" officeooo:rsid="0035b78c" style:font-weight-asian="normal" style:font-weight-complex="normal"/>
    </style:style>
    <style:style style:name="T18" style:family="text">
      <style:text-properties fo:font-weight="normal" officeooo:rsid="00379f05" style:font-weight-asian="normal" style:font-weight-complex="normal"/>
    </style:style>
    <style:style style:name="T19" style:family="text">
      <style:text-properties fo:font-weight="normal" officeooo:rsid="0039067c" style:font-weight-asian="normal" style:font-weight-complex="normal"/>
    </style:style>
    <style:style style:name="T20" style:family="text">
      <style:text-properties fo:font-weight="normal" officeooo:rsid="003cf38b" style:font-weight-asian="normal" style:font-weight-complex="normal"/>
    </style:style>
    <style:style style:name="T21" style:family="text">
      <style:text-properties fo:font-weight="normal" officeooo:rsid="003fb7b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Resumen de la 3º clase “Herramientas y temáticas <text:span text:style-name="T1">actuales </text:span>de Data Warehouses y OLAP”.</text:p>
      <text:p text:style-name="P19"/>
      <text:p text:style-name="P19"><text:span text:style-name="T10">Diseño general</text:span> del DW</text:p>
      <text:p text:style-name="P11">Especificación de los requerimientos:</text:p>
      <text:p text:style-name="P10">Determina, entre otras cosas, que datos deben estar disponibles y cómo deben organizarse. En esta fase, también se determinan las consultas de interés para los usuarios. La fase de especificación de requisitos debe conducir al diseñador para descubrir los elementos esenciales de un esquema multidimensional, como los hechos y sus dimensiones asociadas, que son necesarios para facilitar la manipulación y cálculos futuros. La fase de especificación de requisitos establece una base para todas las actividades futuras en el desarrollo de almacenamiento de datos; además, tiene un impacto importante en el éxito de los proyectos de almacenamiento de datos, ya que afecta directamente a los aspectos técnicos, así como las estructuras de almacenamiento de datos y aplicaciones.</text:p>
      <text:p text:style-name="P10"/>
      <text:p text:style-name="P11">Diseño conceptual:</text:p>
      <text:p text:style-name="P10">La fase de especificación de requisitos, debe proporcionar los elementos necesarios para la construcción de un esquema conceptual inicial del Data warehouse. El objetivo de este esquema es representar un conjunto de requisitos de datos de una manera clara y concisa que puedan ser comprendidos por los usuarios. </text:p>
      <text:p text:style-name="P10"><text:span text:style-name="T7">Nosotros u</text:span>tilizamos el modelo <text:span text:style-name="T2">MultiDim</text:span> para definir los esquemas conceptuales, aunque también se pueden utilizar otros modelos conceptuales que proporcionan una representación abstracta de un esquema de <text:span text:style-name="T7">DW</text:span>.</text:p>
      <text:p text:style-name="P14">Los datos contenidos en los sistemas de origen determina si el esquema conceptual propuesto se puede transformar en esquemas lógicos y físicos, y se alimentará con los datos necesarios para el análisis. Todos los elementos incluidos en el esquema conceptual se comparan con los elementos de datos en los sistemas de origen. Debe especificarse el mapeo de todos los elementos del esquema multidimensional, con los datos en los sistemas de origen. Por ello, el refinamiento del esquema conceptual puede requerir varias iteraciones.</text:p>
      <text:p text:style-name="P14"/>
      <text:p text:style-name="P12">Diseño lógico:</text:p>
      <text:p text:style-name="P15">Consiste en la transformación del esquema conceptual en un esquema lógico; y segundo, la especificación de los procesos ETL, teniendo en cuenta las asignaciones y las transformaciones de la fase anterior.</text:p>
      <text:p text:style-name="P15">Por lo tanto, es necesario aplicar reglas que mapeen el esquema conceptual con un esquema lógico. Estas reglas <text:span text:style-name="T8">de transformación, </text:span>dependen del modelo conceptual utilizado. En <text:span text:style-name="T8">(Vaisman y Zimányi 2014)</text:span> <text:s/>traducen el modelo conceptual MultiDim en el modelo relacional. <text:span text:style-name="T8">Por lo general, la </text:span>representación lógica de un <text:span text:style-name="T8">DW</text:span> se basa en el modelo de datos relacional utilizando estructuras específicas, como l<text:span text:style-name="T8">os esquemas</text:span> estrella y copo de niev<text:span text:style-name="T8">e.</text:span></text:p>
      <text:p text:style-name="P15"/>
      <text:p text:style-name="P13">Diseño físico:</text:p>
      <text:p text:style-name="P16">Debemos considerar dos aspectos : la implementación tanto de los esquema del DW, como de los procesos ETL. Durante la fase de diseño físico, el esquema lógico se convierte en una estructura de base de datos física.</text:p>
      <text:p text:style-name="P23">Un diseño físico bien desarrollado debe permitir gestionar grandes cantidades de datos, para actualizar el almacén de datos con nuevos datos de los sistemas de origen, y para realizar operaciones complejas que pueden incluir joins de muchas tablas, y agregar muchos <text:span text:style-name="T9">datos</text:span>.</text:p>
      <text:p text:style-name="P21"/>
      <text:p text:style-name="P24">El modelo MultiDim:</text:p>
      <text:p text:style-name="P22">Los esquemas desarrollados mediante el uso modelos conceptuales, se puede asignar a varios modelos lógicos, tales como relacionales, objeto-relacional, u objeto orientados a modelos, simplificando así las respuestas a los cambios en la tecnología utilizada. Por otra parte, los modelos conceptuales facilitan el mantenimiento y evolución de las bases de datos, ya que se centran en los requisitos del usuario; como consecuencia, proporcionan un mejor soporte para posteriores cambios <text:soft-page-break/>en los esquemas lógicos y físicos.</text:p>
      <text:p text:style-name="P1">Un esquema conceptual es una descripción concisa de los requisitos del usuario sin tener en cuenta los detalles de implementación.</text:p>
      <text:p text:style-name="P2">Sin embargo, no hay un modelo conceptual de datos multidimensionales universalmente aceptado. Debido a esta falta de un modelo genérico, fácil de usar, y comprensible conceptual de datos, el diseño del DW, por lo general, se realiza directamente a nivel lógico, basado en estrella y / o esquemas de copo de nieve, lo que lleva a esquemas que son difíciles de entender por un usuario típico. Proveer de extensiones a ER y los modelos UML para DWs no es realmente una solución al problema, ya que en definitiva representan una visualización de los conceptos de la tecnología relacional subyacentes y, además, revelan sus propios problemas. Por lo tanto, el modelado de almacenamiento de datos conceptuales requiere un modelo que se destaca claramente en la parte superior del nivel lógico.</text:p>
      <text:p text:style-name="P2">Nosotros utilizamos el modelo MultiDim, que es lo suficientemente potente como para</text:p>
      <text:p text:style-name="P2">representar a nivel conceptual todos los elementos requeridos en el almacén de datos y aplicaciones OLAP, es decir, dimensiones, jerarquías y hechos asociados con medidas.</text:p>
      <text:p text:style-name="P3">Un <text:span text:style-name="T2">esquema</text:span> se compone de un conjunto de dimensiones y de un conjunto de hechos.</text:p>
      <text:p text:style-name="P3">Una <text:span text:style-name="T2">dimensión</text:span> se compone de un nivel o una o más jerarquías.</text:p>
      <text:p text:style-name="P3">Una <text:span text:style-name="T2">jerarquía</text:span> está a su vez compuesto por un conjunto de niveles.</text:p>
      <text:p text:style-name="P4">Un <text:span text:style-name="T2">nivel</text:span> es análogo a una entidad en el modelo ER. En él se describe una serie de conceptos del mundo real que, desde la perspectiva de la aplicación, tienen características similares.</text:p>
      <text:p text:style-name="P4">Un nivel tiene un conjunto de <text:span text:style-name="T2">atributos</text:span> que describen las características de sus miembros. Además, un nivel tiene uno o varios <text:span text:style-name="T2">identificadores</text:span> que identifican de forma única los miembros de un nivel, cada identificador se compone de uno o varios atributos.</text:p>
      <text:p text:style-name="P5">Un <text:span text:style-name="T2">hecho</text:span> relaciona varios niveles. El mismo nivel puede participar varias veces con un hecho, mediante diferentes <text:span text:style-name="T2">roles</text:span>. <text:span text:style-name="T4"><text:s/>Cada rol se identifica por un nombre y está representado por una relación, entre el nivel correspondiente y el hecho.</text:span></text:p>
      <text:p text:style-name="P6">Un hecho puede contener atributos llamados <text:span text:style-name="T2">medidas</text:span>. Estos contienen datos (usualmente numéricos), que son analizados mediante las diversas perspectivas representadas por las dimensiones.</text:p>
      <text:p text:style-name="P7">Las medidas se sumarizan a largo de dimensiones cuando se realizan <text:span text:style-name="T6">operaciones </text:span>roll-up. La <text:span text:style-name="T2">función de sumarización</text:span> asociada con una medida se puede especificar junto al nombre de la medida; <text:span text:style-name="T5">por defecto </text:span>se supone a la función de <text:span text:style-name="T5">sumarización</text:span> SUM.</text:p>
      <text:p text:style-name="P7"><text:span text:style-name="T5">Podemos clasificar a las métricas como </text:span><text:span text:style-name="T3">aditiva, semiaditiva, o no aditiva</text:span><text:span text:style-name="T5">. Asumimos por defecto de que las medidas son aditivas, es decir, que se pueden resumir a lo largo de todas las dimensiones. Para las medidas semiaditivas y no aditivas, incluimos los símbolos '+' y '+', /, respectivamente. Además, las medidas y los atributos de nivel puden derivarse, es decir que se calculan sobre la base de otras medidas o atributos en el esquema. Utilizamos el símbolo "/" para indicar medidas y atributos derivados.</text:span> </text:p>
      <text:p text:style-name="P8">Una <text:span text:style-name="T2">jerarquía</text:span> comprende varios niveles relacionados. Dados dos niveles relacionados de una jerarquía, el nivel inferior se llama hijo y el nivel más alto se llama el padre. Por lo tanto, las relaciones que componen las jerarquías se denominan relaciones padre-hijo. Las cardinalidades en las relaciones entre padres e hijos, <text:s/>indican el mínimo y el número máximo de miembros en un nivel que pueden estar relacionados con un miembro en otro nivel.</text:p>
      <text:p text:style-name="P9">Una dimensión puede contener varias jerarquías, cada uno expresa un criterio particular utilizado para fines de análisis; por lo tanto, se incluye el <text:span text:style-name="T2">nombre de la jerarquía</text:span> para diferenciarlos. Si un solo nivel contiene atributos que forman una jerarquía, esto significa que el usuario no está interesado en el empleo de esta jerarquía.</text:p>
      <text:p text:style-name="P17"/>
      <text:p text:style-name="P20">Almacenes de datos difusos</text:p>
      <text:p text:style-name="P18">Zadeh desarrolló en la teoría de conjuntos difusos un medio para representa<text:span text:style-name="T11">r</text:span> el lenguaje natural <text:span text:style-name="T11">matemáticamente. Él</text:span> define una variable lingüística que tiene palabras o frases como sus valores. Los valores de la variable lingüística, llamados términos lingüísticos, se proyectan sobre un <text:soft-page-break/>universo de<text:span text:style-name="T11">l</text:span> discurso. Conjuntos borrosos se utilizan para definir el grado de pertenencia con la que un valor podría pertenecer a un término lingüístico. Zadeh define una variable lingüística como sigue.</text:p>
      <text:p text:style-name="P18"/>
      <text:p text:style-name="P26">Los miembros del TA se clasifican sobre un conjunto (S) que está representado por una variable lingüística. </text:p>
      <text:p text:style-name="P26"/>
      <text:p text:style-name="P27">El lado izquierdo muestra cómo los conceptos <text:span text:style-name="T12">fuzzy</text:span> se integra con un <text:span text:style-name="T12">DW</text:span> clásic<text:span text:style-name="T12">o,</text:span> como una estructura de <text:span text:style-name="T12">meta </text:span>tablas.</text:p>
      <text:p text:style-name="P28"><text:span text:style-name="T16">Para cada atributo </text:span><text:span text:style-name="T17">objetivo podemos añadir </text:span><text:span text:style-name="T16">un modelo </text:span><text:span text:style-name="T17">Fuzzy Data Warehouse</text:span><text:span text:style-name="T16">. Por lo tanto, un modelo de </text:span><text:span text:style-name="T17">DW</text:span><text:span text:style-name="T16"> cl</text:span><text:span text:style-name="T17">á</text:span><text:span text:style-name="T16">sic</text:span><text:span text:style-name="T17">o</text:span><text:span text:style-name="T16"> puede tener </text:span><text:span text:style-name="T17">uno o más</text:span><text:span text:style-name="T16"> modelo</text:span><text:span text:style-name="T17">s</text:span><text:span text:style-name="T16"> </text:span><text:span text:style-name="T17">Fuzzy Data Warehouse</text:span><text:span text:style-name="T16">. </text:span><text:span text:style-name="T18">Además, los c</text:span><text:span text:style-name="T16">onceptos difusos pueden existir sin una variable lingüística. </text:span><text:span text:style-name="T18">Esto podemos representarlo</text:span><text:span text:style-name="T16"> sin </text:span><text:span text:style-name="T18">una </text:span><text:span text:style-name="T16">tabla de clasificación </text:span><text:span text:style-name="T18">fuzzy</text:span><text:span text:style-name="T16">. Cada tabla de clasificación </text:span><text:span text:style-name="T18">fuzzy</text:span><text:span text:style-name="T16"> tiene una relación </text:span><text:span text:style-name="T18">de</text:span><text:span text:style-name="T16"> uno o más </text:span><text:span text:style-name="T18">con la</text:span><text:span text:style-name="T16"> </text:span><text:span text:style-name="T18">tabla de <text:s/>pertencia fuzzy</text:span><text:span text:style-name="T16">. Por lo tanto, el modelo </text:span><text:span text:style-name="T19">Fuzzy</text:span><text:span text:style-name="T16"> </text:span><text:span text:style-name="T19">Data Warehouse </text:span><text:span text:style-name="T16">se compone de una o más tablas </text:span><text:span text:style-name="T18">de <text:s/>pertencia fuzzy</text:span><text:span text:style-name="T16"> y cero o más tabla de clasificación </text:span><text:span text:style-name="T18">fuzzy</text:span><text:span text:style-name="T16">.</text:span></text:p>
      <text:p text:style-name="P29"><text:span text:style-name="T16">Para proporcionar un </text:span><text:span text:style-name="T20">DW</text:span><text:span text:style-name="T16"> funcional, el </text:span><text:span text:style-name="T20">Fuzzy DW</text:span><text:span text:style-name="T16"> tiene que apoyar las operaciones OLAP básicas </text:span><text:span text:style-name="T20">En el libro (Fuzzy Data Warehousing for Performance Measurement) se trata </text:span><text:span text:style-name="T16">cómo </text:span><text:span text:style-name="T20">las </text:span><text:span text:style-name="T16">operaciones clásica tienen que ser adaptados con el fin de manejar conceptos difusos correctamente y cómo </text:span><text:span text:style-name="T20">la </text:span><text:span text:style-name="T16">definición del cubo de datos tiene que ser ampliado con conceptos difusos.</text:span></text:p>
      <text:p text:style-name="P30"><text:span text:style-name="T16">La interpretación de las medidas de no numérico, términos lingüísticos significativos proporcionar una interpretación más precisa de medidas para los usuarios de negocios. En [FZ09], un almacén de datos difusa fue propuesta para un sistema de análisis web. En este trabajo de investigación, se demuestra que las medidas de primas de análisis web no siempre son fáciles de interpretar. Las visitas a la página métricas recuentos de la frecuencia con la que un usuario visita un sitio web. No siempre es posible contar las visitas de los usuarios distintos con precisión.</text:span></text:p>
      <text:p text:style-name="P30"><text:span text:style-name="T16">Por lo tanto, esta medida es impreciso. Al clasificar los usuarios, un concepto nítido de visitas a la página sólo está limitado exacta. Un usuario que tiene 75 visitas podría ser clasificado como un mal visitante, mientras que un visitante con 80 visitas podría ser clasificada como buena visitante. Debido a la imprecisión de la métrica, un usuario podría ser clasificado en la clase equivocada. Por tanto, es difícil comparar los usuarios. Mediante el uso de una clasificación difusa el usuario puede pertenecer a ambos términos lingüísticos al mismo tiempo. Esto permite una transición suave entre las clases y puede manejar mejor la imprecisión de la métrica. Por tanto, el difuso concepto visita la página es una clasificación más precisa que la clasificación crujiente.</text:span></text:p>
      <text:p text:style-name="P30"><text:span text:style-name="T16"/></text:p>
      <text:p text:style-name="P31"><text:span text:style-name="T16">En (FZ09) tenemos una medida imprecisa. Al clasificar los usuarios, el concepto nítido de visitas a la página está limita por su </text:span><text:span text:style-name="T21">precisión.</text:span><text:span text:style-name="T16"> Un usuario que tiene 75 visitas podría ser clasificado como un mal visitante, mientras que un visitante con 80 visitas podría ser clasificada como buena visitante. Debido a la imprecisión de la métrica, un usuario podría ser clasificado en la clase equivocada. Por tanto, es difícil comparar los usuarios. Mediante el uso de una clasificación difusa el usuario puede pertenecer a ambos términos lingüísticos al mismo tiempo. Esto permite una transición suave entre las clases y puede manejar mejor la imprecisión de la métrica. Por tanto, el concepto difuso visita la página proporciona una clasificación más precisa que la clasificación en bru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9:30:49.404224493</meta:creation-date>
    <dc:date>2015-05-10T13:07:24.299624304</dc:date>
    <meta:editing-duration>PT5H25M42S</meta:editing-duration>
    <meta:editing-cycles>39</meta:editing-cycles>
    <meta:generator>LibreOffice/4.1.3.2$Linux_X86_64 LibreOffice_project/410m0$Build-2</meta:generator>
    <meta:document-statistic meta:table-count="0" meta:image-count="0" meta:object-count="0" meta:page-count="3" meta:paragraph-count="40" meta:word-count="1767" meta:character-count="11232" meta:non-whitespace-character-count="9494"/>
  </office:meta>
</office:document-meta>
</file>